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6">
            <text:p>6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office:annotation draw:style-name="gr2" draw:text-style-name="P1" svg:width="2.899cm" svg:height="0.991cm" svg:x="16.406cm" svg:y="0.757cm" draw:caption-point-x="-0.61cm" draw:caption-point-y="1.512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0">
            <office:annotation draw:style-name="gr2" draw:text-style-name="P1" svg:width="2.899cm" svg:height="0.991cm" svg:x="16.406cm" svg:y="1.208cm" draw:caption-point-x="-0.61cm" draw:caption-point-y="1.512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11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11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7" office:value-type="float" office:value="23">
            <text:p>23</text:p>
          </table:table-cell>
          <table:table-cell table:style-name="ce7" office:value-type="float" office:value="18">
            <text:p>18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1" table:formula="of:=[.G11]-[.G10]" office:value-type="float" office:value="-15">
            <text:p>-15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9"/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1.659cm" draw:caption-point-x="-0.61cm" draw:caption-point-y="1.512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465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917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3"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5.724cm" draw:caption-point-x="-0.61cm" draw:caption-point-y="1.512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7">
            <text:p>37</text:p>
          </table:table-cell>
          <table:table-cell table:formula="of:=SUM([.F2:.F18])" office:value-type="float" office:value="0">
            <text:p>0</text:p>
          </table:table-cell>
          <table:table-cell table:formula="of:=SUM([.G2:.G18])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7">
            <text:p>-37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-1">
            <text:p>-1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8">18/02/2026</text:date>, <text:time>19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18T19:37:26.50</dc:date>
    <dc:creator>avon </dc:creator>
    <meta:editing-duration>P1DT10H34M53S</meta:editing-duration>
    <meta:editing-cycles>39</meta:editing-cycles>
    <meta:generator>OpenOffice/4.1.16$Win32 OpenOffice.org_project/4116m3$Build-9816</meta:generator>
    <meta:document-statistic meta:table-count="4" meta:cell-count="261" meta:object-count="0"/>
  </office:meta>
</office:document-meta>
</file>